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Modifica menù bambino</text:p>
          </table:table-cell>
        </table:table-row>
        <table:table-row table:style-name="Tabella33.2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mpiegato asilo;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come impiegato asilo.</text:p>
            <text:p text:style-name="Table_20_Contents">Un genitore deve aver mandato una notifica specifica (UseCase 11)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301212809" text:style-name="Numerazione_20_UC">
              <text:list-item text:start-value="1">
                <text:p text:style-name="Azione_20_attore">L'utente accede all'area di notifica.</text:p>
              </text:list-item>
              <text:list-item>
                <text:p text:style-name="Azione_20_sistema">Il sistema mostra la form con tutte le notifiche </text:p>
              </text:list-item>
              <text:list-item>
                <text:p text:style-name="Azione_20_attore">L'utente apre la notifica di un genitore</text:p>
              </text:list-item>
              <text:list-item>
                <text:p text:style-name="Azione_20_sistema">Il sistema mostra una form con il contenuto della modifica</text:p>
              </text:list-item>
              <text:list-item>
                <text:p text:style-name="Azione_20_attore">L'utente prende atto della notifica, accede all'area dove ci sono tutti i bambini inscritti</text:p>
              </text:list-item>
              <text:list-item>
                <text:p text:style-name="Azione_20_sistema">Il sistema visualizza una form con la lista dei bambini inscritti.</text:p>
              </text:list-item>
              <text:list-item>
                <text:p text:style-name="Azione_20_attore">L'utente accerta l'esistenza e accede alla sezione per la visualizzazione dei dati del bambino.</text:p>
              </text:list-item>
              <text:list-item>
                <text:p text:style-name="Azione_20_sistema">Il sistema mostra una form con i dati del bambino.</text:p>
              </text:list-item>
              <text:list-item>
                <text:p text:style-name="Azione_20_attore">L'utente accede alla sezione per la modifica del piano – pasto del bambino</text:p>
              </text:list-item>
              <text:list-item>
                <text:p text:style-name="Azione_20_sistema">Il sistema mostra una form con i campi relativi al menù</text:p>
              </text:list-item>
              <text:list-item>
                <text:p text:style-name="Azione_20_attore">L'utente compila i campi secondo la notifica e conferma i dati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visualizza il nuovo menù del bambino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Le form devono essere visualizzate entro 20 secondi dalla loro richiesta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23:53:13.07</meta:creation-date>
    <meta:editing-duration>P0D</meta:editing-duration>
    <meta:editing-cycles>3</meta:editing-cycles>
    <meta:generator>LibreOffice/3.5$Linux_X86_64 LibreOffice_project/350m1$Build-2</meta:generator>
    <dc:date>2012-10-29T13:17:45</dc:date>
    <meta:document-statistic meta:table-count="1" meta:image-count="0" meta:object-count="0" meta:page-count="1" meta:paragraph-count="27" meta:word-count="201" meta:character-count="537" meta:non-whitespace-character-count="1051"/>
  </office:meta>
</office:document-meta>
</file>